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14cm" fo:min-width="5.00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67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57cm" fo:min-width="5.79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7cm" fo:min-width="1.6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57cm" fo:min-width="5.201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7cm" fo:min-width="5.82cm" fo:padding-top="0.165cm" fo:padding-bottom="0.165cm" fo:padding-left="0.29cm" fo:padding-right="0.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57cm" fo:min-width="4.87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26cm" fo:min-width="3.452cm" fo:padding-top="0.165cm" fo:padding-bottom="0.165cm" fo:padding-left="0.29cm" fo:padding-right="0.29cm"/>
    </style:style>
    <style:style style:name="gr10" style:family="graphic" style:parent-style-name="objectwithoutfill">
      <style:graphic-properties draw:marker-end="Arrow" draw:marker-end-width="0.3cm" draw:fill="none" draw:textarea-vertical-align="to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9cm" svg:height="1.9cm" svg:x="6.9cm" svg:y="2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cm" svg:height="3cm" svg:x="7.9cm" svg:y="5.4cm">
          <text:p text:style-name="P1">n = 0</text:p>
          <text:p text:style-name="P1">Iloczyn = 1</text:p>
          <text:p text:style-name="P1">a = 0</text:p>
          <text:p text:style-name="P1">i = 1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378cm" svg:height="1.487cm" draw:transform="skewX (0.623082542961976) translate (7.622cm 10.2cm)">
          <text:p text:style-name="P1">Pobierz: n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4cm" svg:height="2.4cm" svg:x="7.5cm" svg:y="13.5cm">
          <text:p text:style-name="P1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5.781cm" svg:height="1.587cm" draw:transform="skewX (0.623082542961976) translate (7.319cm 17.2cm)">
          <text:p text:style-name="P1">Pobierz: a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6.4cm" svg:height="1.7cm" svg:x="5.8cm" svg:y="20.4cm">
          <text:p text:style-name="P1">iloczyn = iloczyn * a</text:p>
          <text:p text:style-name="P1">i = i + 1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.85cm" svg:y1="4.1cm" svg:x2="10.9cm" svg:y2="5.4cm" draw:start-shape="id1" draw:start-glue-point="8" draw:end-shape="id2" draw:end-glue-point="0" svg:d="M10850 4100l50 1300" svg:viewBox="0 0 51 1301">
          <text:p/>
        </draw:connector>
        <draw:connector draw:style-name="gr7" draw:text-style-name="P3" draw:layer="layout" draw:type="line" svg:x1="10.9cm" svg:y1="8.4cm" svg:x2="10.84cm" svg:y2="10.2cm" draw:start-shape="id2" draw:start-glue-point="2" draw:end-shape="id3" draw:end-glue-point="0" svg:d="M10900 8400l-60 1800" svg:viewBox="0 0 61 1801">
          <text:p/>
        </draw:connector>
        <draw:connector draw:style-name="gr7" draw:text-style-name="P3" xml:id="id7" draw:id="id7" draw:layer="layout" draw:type="line" svg:x1="9.713cm" svg:y1="11.687cm" svg:x2="9.7cm" svg:y2="13.5cm" draw:start-shape="id3" draw:start-glue-point="2" draw:end-shape="id4" draw:end-glue-point="4" svg:d="M9713 11687l-13 1813" svg:viewBox="0 0 14 1814">
          <text:p/>
        </draw:connector>
        <draw:connector draw:style-name="gr7" draw:text-style-name="P3" draw:layer="layout" draw:type="line" svg:x1="9.039cm" svg:y1="18.787cm" svg:x2="9cm" svg:y2="20.4cm" draw:start-shape="id5" draw:start-glue-point="2" draw:end-shape="id6" draw:end-glue-point="0" svg:d="M9039 18787l-39 1613" svg:viewBox="0 0 40 1614">
          <text:p/>
        </draw:connector>
        <draw:connector draw:style-name="gr7" draw:text-style-name="P3" draw:layer="layout" draw:line-skew="-3.459cm" svg:x1="5.8cm" svg:y1="21.25cm" svg:x2="9.706cm" svg:y2="12.593cm" draw:start-shape="id6" draw:start-glue-point="3" draw:end-shape="id7" draw:end-glue-point="0" svg:d="M5800 21250h-4000v-8657h7906" svg:viewBox="0 0 7907 8658">
          <text:p/>
        </draw:connector>
        <draw:custom-shape draw:style-name="gr8" draw:text-style-name="P2" xml:id="id8" draw:id="id8" draw:layer="layout" svg:width="5.453cm" svg:height="1.487cm" draw:transform="skewX (0.623082542961976) translate (14.269cm 17.913cm)">
          <text:p text:style-name="P1">Wypisz: iloczyn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5.7cm" svg:height="2.2cm" svg:x="13.1cm" svg:y="21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svg:x1="11.9cm" svg:y1="14.7cm" svg:x2="17.024cm" svg:y2="17.913cm" draw:start-shape="id4" draw:start-glue-point="7" draw:end-shape="id8" draw:end-glue-point="0" svg:d="M11900 14700h5124v3213" svg:viewBox="0 0 5125 3214">
          <text:p text:style-name="P1">NIE</text:p>
        </draw:connector>
        <draw:connector draw:style-name="gr7" draw:text-style-name="P3" draw:layer="layout" draw:type="line" svg:x1="15.897cm" svg:y1="19.4cm" svg:x2="15.95cm" svg:y2="21.6cm" draw:start-shape="id8" draw:start-glue-point="2" draw:end-shape="id9" draw:end-glue-point="4" svg:d="M15897 19400l53 2200" svg:viewBox="0 0 54 2201">
          <text:p/>
        </draw:connector>
        <draw:connector draw:style-name="gr10" draw:text-style-name="P3" draw:layer="layout" draw:line-skew="-2.537cm" svg:x1="7.5cm" svg:y1="14.7cm" svg:x2="6.708cm" svg:y2="17.993cm" draw:start-shape="id4" draw:start-glue-point="5" draw:end-shape="id5" draw:end-glue-point="3" svg:d="M7500 14700h-4400v3293h3608" svg:viewBox="0 0 4401 3294">
          <text:p text:style-name="P1">TAK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1:27:56.101000000</meta:creation-date>
    <dc:date>2018-11-28T22:33:59.310000000</dc:date>
    <meta:editing-duration>PT32M19S</meta:editing-duration>
    <meta:editing-cycles>2</meta:editing-cycles>
    <meta:generator>LibreOffice/5.4.3.2$Windows_X86_64 LibreOffice_project/92a7159f7e4af62137622921e809f8546db437e5</meta:generator>
    <meta:document-statistic meta:object-count="16"/>
  </office:meta>
</office:document-meta>
</file>